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5000b" draw:textarea-horizontal-align="center" draw:textarea-vertical-align="middle"/>
    </style:style>
    <style:style style:name="gr2" style:family="graphic" style:parent-style-name="standard">
      <style:graphic-properties draw:fill="solid" draw:fill-color="#000000"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ircle draw:style-name="gr1" draw:text-style-name="P1" draw:layer="layout" svg:width="2.54cm" svg:height="2.54cm" svg:x="8.89cm" svg:y="22.225cm">
          <text:p/>
        </draw:circle>
        <draw:circle draw:style-name="gr2" draw:text-style-name="P1" draw:layer="layout" svg:width="0.846cm" svg:height="0.846cm" svg:x="9.737cm" svg:y="23.072cm">
          <text:p/>
        </draw:circle>
        <draw:polygon draw:style-name="gr3" draw:text-style-name="P1" draw:layer="layout" svg:width="20.319cm" svg:height="22.224cm" svg:x="0cm" svg:y="0cm" svg:viewBox="0 0 20320 22225" draw:points="0,20320 0,0 20320,0 20320,20320 12065,20320 10160,22225 8255,20320">
          <text:p/>
        </draw:polygon>
        <draw:rect draw:style-name="gr2" draw:text-style-name="P1" draw:layer="layout" svg:width="15.24cm" svg:height="15.24cm" svg:x="2.54cm" svg:y="2.54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02cm" svg:stroke-color="#000000" draw:marker-start-width="0.457cm" draw:marker-start-center="false" draw:marker-end-width="0.457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Tim Engler</meta:initial-creator>
    <meta:creation-date>2012-07-05T15:42:54</meta:creation-date>
    <dc:date>2012-07-05T16:10:51</dc:date>
    <dc:creator>Tim Engler</dc:creator>
    <meta:editing-duration>PT7M3S</meta:editing-duration>
    <meta:editing-cycles>2</meta:editing-cycles>
    <meta:generator>OpenOffice.org/3.3$Unix OpenOffice.org_project/330m20$Build-9567</meta:generator>
    <meta:document-statistic meta:object-count="4"/>
  </office:meta>
</office:document-meta>
</file>